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 </text:p>
          </table:table-cell>
          <table:table-cell table:style-name="ce1" office:value-type="string" calcext:value-type="string">
            <text:p>x3</text:p>
          </table:table-cell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eights 1</text:p>
          </table:table-cell>
          <table:table-cell table:number-columns-repeated="5"/>
        </table:table-row>
        <table:table-row table:style-name="ro1">
          <table:table-cell/>
          <table:table-cell table:formula="of:=COM.MICROSOFT.NORM.INV(RAND();0;[.$G$7])" office:value-type="float" office:value="-4.00934287454956" calcext:value-type="float">
            <text:p>-4.00934287454956</text:p>
          </table:table-cell>
          <table:table-cell table:formula="of:=COM.MICROSOFT.NORM.INV(RAND();0;[.$G$7])" office:value-type="float" office:value="10.8631454736284" calcext:value-type="float">
            <text:p>10.8631454736284</text:p>
          </table:table-cell>
          <table:table-cell table:formula="of:=COM.MICROSOFT.NORM.INV(RAND();0;[.$G$7])" office:value-type="float" office:value="1.94100884642897" calcext:value-type="float">
            <text:p>1.94100884642897</text:p>
          </table:table-cell>
          <table:table-cell table:formula="of:=COM.MICROSOFT.NORM.INV(RAND();0;[.$G$7])" office:value-type="float" office:value="-7.49294703429288" calcext:value-type="float">
            <text:p>-7.49294703429288</text:p>
          </table:table-cell>
          <table:table-cell table:number-columns-repeated="2"/>
        </table:table-row>
        <table:table-row table:style-name="ro1">
          <table:table-cell/>
          <table:table-cell table:formula="of:=COM.MICROSOFT.NORM.INV(RAND();0;[.$G$7])" office:value-type="float" office:value="0.644117114052448" calcext:value-type="float">
            <text:p>0.644117114052448</text:p>
          </table:table-cell>
          <table:table-cell table:formula="of:=COM.MICROSOFT.NORM.INV(RAND();0;[.$G$7])" office:value-type="float" office:value="3.77976660667791" calcext:value-type="float">
            <text:p>3.77976660667791</text:p>
          </table:table-cell>
          <table:table-cell table:formula="of:=COM.MICROSOFT.NORM.INV(RAND();0;[.$G$7])" office:value-type="float" office:value="-1.35925975473719" calcext:value-type="float">
            <text:p>-1.35925975473719</text:p>
          </table:table-cell>
          <table:table-cell table:formula="of:=COM.MICROSOFT.NORM.INV(RAND();0;[.$G$7])" office:value-type="float" office:value="2.30888212682451" calcext:value-type="float">
            <text:p>2.3088821268245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COM.MICROSOFT.NORM.INV(RAND();0;[.$G$7])" office:value-type="float" office:value="9.64640662866373" calcext:value-type="float">
            <text:p>9.64640662866373</text:p>
          </table:table-cell>
          <table:table-cell table:formula="of:=COM.MICROSOFT.NORM.INV(RAND();0;[.$G$7])" office:value-type="float" office:value="10.2930303467828" calcext:value-type="float">
            <text:p>10.2930303467828</text:p>
          </table:table-cell>
          <table:table-cell table:formula="of:=COM.MICROSOFT.NORM.INV(RAND();0;[.$G$7])" office:value-type="float" office:value="-5.49393459637462" calcext:value-type="float">
            <text:p>-5.49393459637462</text:p>
          </table:table-cell>
          <table:table-cell table:formula="of:=COM.MICROSOFT.NORM.INV(RAND();0;[.$G$7])" office:value-type="float" office:value="7.64092649345786" calcext:value-type="float">
            <text:p>7.6409264934578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tivations 1</text:p>
          </table:table-cell>
          <table:table-cell table:number-columns-repeated="5"/>
        </table:table-row>
        <table:table-row table:style-name="ro1">
          <table:table-cell/>
          <table:table-cell table:formula="of:=MMULT([.B3:.D3];[.B6:.E8])" office:value-type="float" office:value="3.56007222172196" calcext:value-type="float">
            <text:p>3.56007222172196</text:p>
          </table:table-cell>
          <table:table-cell table:number-columns-repeated="3" office:value-type="float" office:value="16.142364421906" calcext:value-type="float">
            <text:p>16.1423644219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2:41:53.797158909</meta:creation-date>
    <dc:date>2017-03-31T22:59:39.786851345</dc:date>
    <meta:editing-duration>PT7M13S</meta:editing-duration>
    <meta:editing-cycles>1</meta:editing-cycles>
    <meta:document-statistic meta:table-count="1" meta:cell-count="29" meta:object-count="0"/>
    <meta:generator>LibreOffice/5.2.6.2$Linux_X86_64 LibreOffice_project/20m0$Build-2</meta:generator>
  </office:meta>
</office:document-meta>
</file>